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cm" fo:min-width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1.014cm" fo:min-width="3.364cm"/>
    </style:style>
    <style:style style:name="gr3" style:family="graphic" style:parent-style-name="standard">
      <style:graphic-properties draw:textarea-horizontal-align="justify" draw:textarea-vertical-align="middle" draw:auto-grow-height="false" fo:min-height="1.15cm" fo:min-width="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14cm" fo:min-width="4.364cm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1.1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stroke="none" svg:stroke-color="#000000" draw:fill="none" draw:fill-color="#ffffff" fo:min-height="1.0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1.2cm" svg:height="1.2cm" svg:x="6cm" svg:y="1.397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cm" svg:height="1.4cm" svg:x="4.6cm" svg:y="3.297cm">
          <text:p text:style-name="P2"><text:span text:style-name="T1">Loo</text:span><text:span text:style-name="T1">k for </text:span><text:span text:style-name="T1">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cm" svg:height="2.8cm" svg:x="5.1cm" svg:y="5.397cm">
          <text:p text:style-name="P1"><text:span text:style-name="T1">Found ca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line-skew="-0.499cm" svg:x1="5.1cm" svg:y1="6.797cm" svg:x2="4.6cm" svg:y2="3.997cm" draw:start-shape="id1" draw:start-glue-point="5" draw:end-shape="id2" draw:end-glue-point="3" svg:d="M5100 6797h-1500v-2800h1000" svg:viewBox="0 0 1501 2801">
          <text:p/>
        </draw:connector>
        <draw:custom-shape draw:style-name="gr2" draw:text-style-name="P2" xml:id="id3" draw:id="id3" draw:layer="layout" svg:width="4cm" svg:height="1.4cm" svg:x="4.6cm" svg:y="8.797cm">
          <text:p text:style-name="P2"><text:span text:style-name="T1">Find ROI of 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6cm" svg:y1="8.197cm" svg:x2="6.6cm" svg:y2="8.797cm" draw:start-shape="id1" draw:start-glue-point="6" draw:end-shape="id3" draw:end-glue-point="0" svg:d="M6600 8197v600" svg:viewBox="0 0 1 601">
          <text:p/>
        </draw:connector>
        <draw:custom-shape draw:style-name="gr5" draw:text-style-name="P2" xml:id="id4" draw:id="id4" draw:layer="layout" svg:width="5cm" svg:height="1.4cm" svg:x="4.1cm" svg:y="10.897cm">
          <text:p text:style-name="P2"><text:span text:style-name="T1">Get rel. temp of can</text:span></text:p>
          <text:p text:style-name="P2"><text:span text:style-name="T1">using the thermal c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6cm" svg:y1="10.197cm" svg:x2="6.6cm" svg:y2="10.897cm" draw:start-shape="id3" draw:start-glue-point="2" draw:end-shape="id4" draw:end-glue-point="0" svg:d="M6600 10197v700" svg:viewBox="0 0 1 701">
          <text:p/>
        </draw:connector>
        <draw:custom-shape draw:style-name="gr3" draw:text-style-name="P2" xml:id="id5" draw:id="id5" draw:layer="layout" svg:width="3cm" svg:height="2.8cm" svg:x="5.101cm" svg:y="12.998cm">
          <text:p text:style-name="P1"><text:span text:style-name="T1">Is the can</text:span></text:p>
          <text:p text:style-name="P1"><text:span text:style-name="T1">warm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6.6cm" svg:y1="12.297cm" svg:x2="6.601cm" svg:y2="12.998cm" draw:start-shape="id4" draw:start-glue-point="2" draw:end-shape="id5" draw:end-glue-point="4" svg:d="M6600 12297v351h1v350" svg:viewBox="0 0 2 702">
          <text:p/>
        </draw:connector>
        <draw:custom-shape draw:style-name="gr5" draw:text-style-name="P2" xml:id="id6" draw:id="id6" draw:layer="layout" svg:width="5cm" svg:height="1.4cm" svg:x="4.101cm" svg:y="16.398cm">
          <text:p text:style-name="P2"><text:span text:style-name="T1">Drive to can, </text:span></text:p>
          <text:p text:style-name="P2"><text:span text:style-name="T1">measure di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601cm" svg:y1="15.798cm" svg:x2="6.601cm" svg:y2="16.398cm" draw:start-shape="id5" draw:start-glue-point="6" draw:end-shape="id6" draw:end-glue-point="0" svg:d="M6601 15798v600" svg:viewBox="0 0 1 601">
          <text:p/>
        </draw:connector>
        <draw:connector draw:style-name="gr4" draw:text-style-name="P3" draw:layer="layout" draw:line-skew="-1.999cm" svg:x1="5.101cm" svg:y1="14.398cm" svg:x2="4.6cm" svg:y2="3.997cm" draw:start-shape="id5" draw:start-glue-point="5" draw:end-shape="id2" draw:end-glue-point="3" svg:d="M5101 14398h-3001v-10401h2500" svg:viewBox="0 0 3002 10402">
          <text:p/>
        </draw:connector>
        <draw:custom-shape draw:style-name="gr3" draw:text-style-name="P2" xml:id="id7" draw:id="id7" draw:layer="layout" svg:width="3cm" svg:height="2.8cm" svg:x="5.102cm" svg:y="18.399cm">
          <text:p text:style-name="P1"><text:span text:style-name="T1">Is the can </text:span></text:p>
          <text:p text:style-name="P1"><text:span text:style-name="T1">nearb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6.601cm" svg:y1="17.798cm" svg:x2="6.602cm" svg:y2="18.399cm" draw:start-shape="id6" draw:start-glue-point="2" draw:end-shape="id7" draw:end-glue-point="4" svg:d="M6601 17798v301h1v300" svg:viewBox="0 0 2 602">
          <text:p/>
        </draw:connector>
        <draw:connector draw:style-name="gr4" draw:text-style-name="P3" draw:layer="layout" svg:x1="5.102cm" svg:y1="19.799cm" svg:x2="4.101cm" svg:y2="17.098cm" draw:start-shape="id7" draw:start-glue-point="5" draw:end-shape="id6" draw:end-glue-point="3" svg:d="M5102 19799h-1502v-2701h501" svg:viewBox="0 0 1503 2702">
          <text:p/>
        </draw:connector>
        <draw:custom-shape draw:style-name="gr5" draw:text-style-name="P2" xml:id="id8" draw:id="id8" draw:layer="layout" svg:width="5cm" svg:height="1.4cm" svg:x="4.102cm" svg:y="21.899cm">
          <text:p text:style-name="P2"><text:span text:style-name="T1">Save marker pos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5cm" svg:height="1.4cm" svg:x="4.103cm" svg:y="24.2cm">
          <text:p text:style-name="P2"><text:span text:style-name="T1">Drive to fridge marker</text:span></text:p>
          <text:p text:style-name="P2"><text:span text:style-name="T1">+ dr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6.602cm" svg:y1="21.199cm" svg:x2="6.602cm" svg:y2="21.899cm" draw:start-shape="id7" draw:start-glue-point="6" draw:end-shape="id8" draw:end-glue-point="0" svg:d="M6602 21199v700" svg:viewBox="0 0 1 701">
          <text:p/>
        </draw:connector>
        <draw:connector draw:style-name="gr4" draw:text-style-name="P3" draw:layer="layout" svg:x1="6.602cm" svg:y1="23.299cm" svg:x2="6.603cm" svg:y2="24.2cm" draw:start-shape="id8" draw:start-glue-point="2" draw:end-shape="id9" draw:end-glue-point="0" svg:d="M6602 23299v451h1v450" svg:viewBox="0 0 2 902">
          <text:p/>
        </draw:connector>
        <draw:connector draw:style-name="gr4" draw:text-style-name="P3" draw:layer="layout" svg:x1="6.6cm" svg:y1="2.597cm" svg:x2="6.6cm" svg:y2="3.297cm" draw:start-shape="id10" draw:start-glue-point="8" draw:end-shape="id2" draw:end-glue-point="0" svg:d="M6600 2597v700" svg:viewBox="0 0 1 701">
          <text:p/>
        </draw:connector>
        <draw:connector draw:style-name="gr4" draw:text-style-name="P3" draw:layer="layout" svg:x1="6.6cm" svg:y1="4.697cm" svg:x2="6.6cm" svg:y2="5.397cm" draw:start-shape="id2" draw:start-glue-point="2" draw:end-shape="id1" draw:end-glue-point="4" svg:d="M6600 4697v700" svg:viewBox="0 0 1 701">
          <text:p/>
        </draw:connector>
        <draw:custom-shape draw:style-name="gr5" draw:text-style-name="P2" xml:id="id11" draw:id="id11" draw:layer="layout" svg:width="5cm" svg:height="1.4cm" svg:x="11.5cm" svg:y="6.1cm">
          <text:p text:style-name="P2"><text:span text:style-name="T1">Grab cold 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2" draw:id="id12" draw:layer="layout" svg:width="5cm" svg:height="1.4cm" svg:x="11.501cm" svg:y="8.701cm">
          <text:p text:style-name="P2"><text:span text:style-name="T1">Find the previous </text:span></text:p>
          <text:p text:style-name="P2"><text:span text:style-name="T1">mar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3" draw:id="id13" draw:layer="layout" svg:width="5cm" svg:height="1.4cm" svg:x="11.5cm" svg:y="11.1cm">
          <text:p text:style-name="P2"><text:span text:style-name="T1">Drive towards 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4" draw:id="id14" draw:layer="layout" svg:width="3.2cm" svg:height="3cm" svg:x="12.4cm" svg:y="13.5cm">
          <text:p text:style-name="P1"><text:span text:style-name="T1">Is the </text:span></text:p>
          <text:p text:style-name="P1"><text:span text:style-name="T1">marker</text:span></text:p>
          <text:p text:style-name="P1"><text:span text:style-name="T1">nearby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4" draw:text-style-name="P3" draw:layer="layout" svg:x1="14cm" svg:y1="7.5cm" svg:x2="14.001cm" svg:y2="8.701cm" draw:start-shape="id11" draw:start-glue-point="2" draw:end-shape="id12" draw:end-glue-point="0" svg:d="M14000 7500v601h1v600" svg:viewBox="0 0 2 1202">
          <text:p/>
        </draw:connector>
        <draw:connector draw:style-name="gr4" draw:text-style-name="P3" draw:layer="layout" svg:x1="14.001cm" svg:y1="10.101cm" svg:x2="14cm" svg:y2="11.1cm" draw:start-shape="id12" draw:start-glue-point="2" draw:end-shape="id13" draw:end-glue-point="0" svg:d="M14001 10101v500h-1v499" svg:viewBox="0 0 2 1000">
          <text:p/>
        </draw:connector>
        <draw:connector draw:style-name="gr4" draw:text-style-name="P3" draw:layer="layout" svg:x1="14cm" svg:y1="12.5cm" svg:x2="14cm" svg:y2="13.5cm" draw:start-shape="id13" draw:start-glue-point="2" draw:end-shape="id14" draw:end-glue-point="4" svg:d="M14000 12500v1000" svg:viewBox="0 0 1 1001">
          <text:p/>
        </draw:connector>
        <draw:connector draw:style-name="gr4" draw:text-style-name="P3" draw:layer="layout" svg:x1="12.4cm" svg:y1="15cm" svg:x2="11.5cm" svg:y2="11.8cm" draw:start-shape="id14" draw:start-glue-point="5" draw:end-shape="id13" draw:end-glue-point="3" svg:d="M12400 15000h-1401v-3200h501" svg:viewBox="0 0 1402 3201">
          <text:p/>
        </draw:connector>
        <draw:connector draw:style-name="gr4" draw:text-style-name="P3" draw:layer="layout" svg:x1="6.603cm" svg:y1="25.6cm" svg:x2="14cm" svg:y2="6.1cm" draw:start-shape="id9" draw:start-glue-point="2" draw:end-shape="id11" draw:end-glue-point="0" svg:d="M6603 25600v502h3699v-20503h3698v501" svg:viewBox="0 0 7398 20504">
          <text:p/>
        </draw:connector>
        <draw:custom-shape draw:style-name="gr5" draw:text-style-name="P2" xml:id="id15" draw:id="id15" draw:layer="layout" svg:width="5cm" svg:height="1.4cm" svg:x="11.5cm" svg:y="17.4cm">
          <text:p text:style-name="P2"><text:span text:style-name="T1">Drop the c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4cm" svg:y1="16.5cm" svg:x2="14cm" svg:y2="17.4cm" draw:start-shape="id14" draw:start-glue-point="6" draw:end-shape="id15" draw:end-glue-point="0" svg:d="M14000 16500v900" svg:viewBox="0 0 1 901">
          <text:p/>
        </draw:connector>
        <draw:connector draw:style-name="gr4" draw:text-style-name="P3" draw:layer="layout" svg:x1="16.5cm" svg:y1="18.1cm" svg:x2="8.6cm" svg:y2="3.997cm" draw:start-shape="id15" draw:start-glue-point="1" draw:end-shape="id2" draw:end-glue-point="1" svg:d="M16500 18100h502v-14103h-8402" svg:viewBox="0 0 8403 14104">
          <text:p/>
        </draw:connector>
        <draw:frame draw:style-name="gr7" draw:text-style-name="P5" draw:layer="layout" svg:width="1.1cm" svg:height="1cm" svg:x="3.8cm" svg:y="6cm">
          <draw:text-box>
            <text:p text:style-name="P4"><text:span text:style-name="T1">no</text:span></text:p>
          </draw:text-box>
        </draw:frame>
        <draw:frame draw:style-name="gr8" draw:text-style-name="P5" draw:layer="layout" svg:width="1.6cm" svg:height="1.275cm" svg:x="6.8cm" svg:y="8cm">
          <draw:text-box>
            <text:p text:style-name="P4"><text:span text:style-name="T1">yes</text:span></text:p>
          </draw:text-box>
        </draw:frame>
        <draw:frame draw:style-name="gr7" draw:text-style-name="P5" draw:layer="layout" svg:width="1.1cm" svg:height="1cm" svg:x="3.8cm" svg:y="13.7cm">
          <draw:text-box>
            <text:p text:style-name="P4"><text:span text:style-name="T1">no</text:span></text:p>
          </draw:text-box>
        </draw:frame>
        <draw:frame draw:style-name="gr8" draw:text-style-name="P5" draw:layer="layout" svg:width="1.6cm" svg:height="1.275cm" svg:x="6.8cm" svg:y="15.625cm">
          <draw:text-box>
            <text:p text:style-name="P4"><text:span text:style-name="T1">yes</text:span></text:p>
          </draw:text-box>
        </draw:frame>
        <draw:frame draw:style-name="gr8" draw:text-style-name="P5" draw:layer="layout" svg:width="1.6cm" svg:height="1.275cm" svg:x="6.8cm" svg:y="20.9cm">
          <draw:text-box>
            <text:p text:style-name="P4"><text:span text:style-name="T1">yes</text:span></text:p>
          </draw:text-box>
        </draw:frame>
        <draw:frame draw:style-name="gr7" draw:text-style-name="P5" draw:layer="layout" svg:width="1.1cm" svg:height="1cm" svg:x="3.8cm" svg:y="19.1cm">
          <draw:text-box>
            <text:p text:style-name="P4"><text:span text:style-name="T1">no</text:span></text:p>
          </draw:text-box>
        </draw:frame>
        <draw:frame draw:style-name="gr8" draw:text-style-name="P5" draw:layer="layout" svg:width="1.6cm" svg:height="1.275cm" svg:x="14.2cm" svg:y="16.6cm">
          <draw:text-box>
            <text:p text:style-name="P4"><text:span text:style-name="T1">yes</text:span></text:p>
          </draw:text-box>
        </draw:frame>
        <draw:frame draw:style-name="gr7" draw:text-style-name="P5" draw:layer="layout" svg:width="1.1cm" svg:height="1cm" svg:x="11.2cm" svg:y="14.3cm">
          <draw:text-box>
            <text:p text:style-name="P4"><text:span text:style-name="T1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6T20:19:46.604582445</meta:creation-date>
    <meta:generator>LibreOffice/6.0.6.2$Linux_X86_64 LibreOffice_project/00$Build-2</meta:generator>
    <dc:date>2019-02-26T20:36:25.573565056</dc:date>
    <meta:editing-duration>PT5M15S</meta:editing-duration>
    <meta:editing-cycles>3</meta:editing-cycles>
    <meta:document-statistic meta:object-count="42"/>
  </office:meta>
</office:document-meta>
</file>